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xlink="http://www.w3.org/1999/xlink" xmlns:table="urn:oasis:names:tc:opendocument:xmlns:table:1.0" xmlns:draw="urn:oasis:names:tc:opendocument:xmlns:drawing:1.0" xmlns:svg="urn:oasis:names:tc:opendocument:xmlns:svg-compati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fixture.png" manifest:media-type="image/png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xlink="http://www.w3.org/1999/xlink" xmlns:table="urn:oasis:names:tc:opendocument:xmlns:table:1.0" xmlns:draw="urn:oasis:names:tc:opendocument:xmlns:drawing:1.0" xmlns:svg="urn:oasis:names:tc:opendocument:xmlns:svg-compatible:1.0" xmlns:manifest="urn:oasis:names:tc:opendocument:xmlns:manifest:1.0" office:version="1.2">
  <office:automatic-styles>
    <style:style style:name="Bold" style:family="text" style:display-name="Bold">
      <style:text-properties fo:font-weight="bold" style:font-weight-asian="bold" style:font-weight-complex="bold"/>
    </style:style>
    <style:style style:name="Italic" style:family="text" style:display-name="Italic">
      <style:text-properties fo:font-style="italic" style:font-style-asian="italic" style:font-style-complex="italic"/>
    </style:style>
    <style:style style:name="BoldItalic" style:family="text" style:display-name="BoldItalic">
      <style:text-properties fo:font-weight="bold" style:font-weight-asian="bold" style:font-weight-complex="bold" fo:font-style="italic" style:font-style-asian="italic" style:font-style-complex="italic"/>
    </style:style>
    <style:style style:name="Strike" style:family="text" style:display-name="Strike">
      <style:text-properties style:text-line-through-style="solid" style:text-line-through-type="single"/>
    </style:style>
    <style:style style:name="Underline" style:family="text" style:display-name="Underline">
      <style:text-properties style:text-underline-style="solid" style:text-underline-width="auto" style:text-underline-color="font-color"/>
    </style:style>
    <text:list-style style:name="BulletList" style:display-name="BulletList">
      <text:list-level-style-bullet text:level="1" text:bullet-char="•">
        <style:list-level-properties text:space-before="0.50cm" text:min-label-width="0.5cm"/>
      </text:list-level-style-bullet>
      <text:list-level-style-bullet text:level="2" text:bullet-char="•">
        <style:list-level-properties text:space-before="1.00cm" text:min-label-width="0.5cm"/>
      </text:list-level-style-bullet>
      <text:list-level-style-bullet text:level="3" text:bullet-char="•">
        <style:list-level-properties text:space-before="1.50cm" text:min-label-width="0.5cm"/>
      </text:list-level-style-bullet>
    </text:list-style>
    <text:list-style style:name="NumberList" style:display-name="NumberList">
      <text:list-level-style-number text:level="1" style:num-format="1" style:num-suffix=".">
        <style:list-level-properties text:space-before="0.50cm" text:min-label-width="0.5cm"/>
      </text:list-level-style-number>
      <text:list-level-style-number text:level="2" style:num-format="1" style:num-suffix=".">
        <style:list-level-properties text:space-before="1.00cm" text:min-label-width="0.5cm"/>
      </text:list-level-style-number>
      <text:list-level-style-number text:level="3" style:num-format="1" style:num-suffix=".">
        <style:list-level-properties text:space-before="1.50cm" text:min-label-width="0.5cm"/>
      </text:list-level-style-number>
    </text:list-style>
  </office:automatic-styles>
  <office:body>
    <office:text>
      <text:h text:outline-level="1">Comprehensive ODT Fixture</text:h>
      <text:h text:outline-level="2">Heading 1</text:h>
      <text:h text:outline-level="3">Heading 2</text:h>
      <text:h text:outline-level="4">Heading 3</text:h>
      <text:p>Normal text. <text:span text:style-name="Bold">Bold.</text:span> <text:span text:style-name="Italic">Italic.</text:span> <text:span text:style-name="BoldItalic">Bold-italic.</text:span> <text:span text:style-name="Strike">Strikethrough.</text:span> <text:span text:style-name="Underline">Underline.</text:span></text:p>
      <text:p>Visit <text:a xlink:href="https://example.com" xlink:type="simple">example.com</text:a> and <text:a xlink:href="https://github.com/python-openxml/python-docx" xlink:type="simple">python-docx on GitHub</text:a>.</text:p>
      <text:list text:style-name="BulletList">
        <text:list-item>
          <text:p>Bullet item one</text:p>
        </text:list-item>
        <text:list-item>
          <text:p>Bullet item two</text:p>
          <text:list text:style-name="BulletList">
            <text:list-item>
              <text:p>Nested bullet A</text:p>
              <text:list text:style-name="BulletList">
                <text:list-item>
                  <text:p>Deeply nested bullet</text:p>
                </text:list-item>
              </text:list>
            </text:list-item>
            <text:list-item>
              <text:p>Nested bullet B</text:p>
            </text:list-item>
          </text:list>
        </text:list-item>
        <text:list-item>
          <text:p>Bullet item three</text:p>
        </text:list-item>
      </text:list>
      <text:list text:style-name="NumberList">
        <text:list-item>
          <text:p>First item</text:p>
        </text:list-item>
        <text:list-item>
          <text:p>Second item</text:p>
          <text:list text:style-name="BulletList">
            <text:list-item>
              <text:p>Sub-item a</text:p>
            </text:list-item>
            <text:list-item>
              <text:p>Sub-item b</text:p>
            </text:list-item>
          </text:list>
        </text:list-item>
        <text:list-item>
          <text:p>Third item</text:p>
        </text:list-item>
      </text:list>
      <table:table>
        <table:table-column/>
        <table:table-column/>
        <table:table-column/>
        <table:table-column/>
        <table:table-row>
          <table:table-cell>
            <text:p>Name</text:p>
          </table:table-cell>
          <table:table-cell>
            <text:p>Age</text:p>
          </table:table-cell>
          <table:table-cell>
            <text:p>City</text:p>
          </table:table-cell>
          <table:table-cell>
            <text:p>Score</text:p>
          </table:table-cell>
        </table:table-row>
        <table:table-row>
          <table:table-cell>
            <text:p>Alice</text:p>
          </table:table-cell>
          <table:table-cell>
            <text:p>30</text:p>
          </table:table-cell>
          <table:table-cell>
            <text:p>New York</text:p>
          </table:table-cell>
          <table:table-cell>
            <text:p>95</text:p>
          </table:table-cell>
        </table:table-row>
        <table:table-row>
          <table:table-cell>
            <text:p>Bob</text:p>
          </table:table-cell>
          <table:table-cell>
            <text:p>25</text:p>
          </table:table-cell>
          <table:table-cell>
            <text:p>London</text:p>
          </table:table-cell>
          <table:table-cell>
            <text:p>87</text:p>
          </table:table-cell>
        </table:table-row>
        <table:table-row>
          <table:table-cell>
            <text:p>Carol</text:p>
          </table:table-cell>
          <table:table-cell>
            <text:p>35</text:p>
          </table:table-cell>
          <table:table-cell>
            <text:p>Tokyo</text:p>
          </table:table-cell>
          <table:table-cell>
            <text:p>92</text:p>
          </table:table-cell>
        </table:table-row>
      </table:table>
      <text:p><draw:frame svg:width="3cm" svg:height="3cm" text:anchor-type="as-char"><draw:image xlink:href="fixture.png"/></draw:frame></text:p>
      <text:p>Line one.<text:line-break/>Line two (soft break, same paragraph).</text:p>
      <text:p>Column A<text:tab/>Column B</text:p>
      <text:p>Hebrew: שלום. CJK: 中文. Arabic: مرحبا.</text:p>
      <text:p>Paragraph before empty.</text:p>
      <text:p/>
      <text:p/>
      <text:p>Paragraph after two empty paragraphs.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xlink="http://www.w3.org/1999/xlink" xmlns:table="urn:oasis:names:tc:opendocument:xmlns:table:1.0" xmlns:draw="urn:oasis:names:tc:opendocument:xmlns:drawing:1.0" xmlns:svg="urn:oasis:names:tc:opendocument:xmlns:svg-compati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xlink="http://www.w3.org/1999/xlink" xmlns:table="urn:oasis:names:tc:opendocument:xmlns:table:1.0" xmlns:draw="urn:oasis:names:tc:opendocument:xmlns:drawing:1.0" xmlns:svg="urn:oasis:names:tc:opendocument:xmlns:svg-compatible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